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James Oglethorpe decides to take florida from the spanish. In 1740, he attacked florida with 7 ships and 2000 troops. The troops were made up from men from Georgia, Carolina, and some Indian allies. Oglethorpe's men capture the village Mose, and city of St. Augustine. They failed to take Fort San Marcos. Some of the spanish troops sneak out of San Marcos and retake the village of Mose. At the same time, spanish and cuba refueled San Marcos. Oglethorpe retreats back to Georgia. In 1741, a british expedition heads down to Cartagen~a, and there is 3600 colonists with them. They attack the fortress and over half the colonists die, between the fighting and the smallpox. Once again, the british retreat back to the british colonies. In 1744, Great Britin and France begin fighting again, which becomes King George's War. This goes on until 1748. This war starts in Europe and spills over into America. When Governer William Shirley of Massachusetts decides it's time to attack the fortress at Louisberg. Shirley compiles an expidition, some 4000 farmers and soldiers, and with the help of the british navy, they attack in April of 1745. The French Garrison in Louisberg hold out until June of 1745, and then surrender. The war then turns back to border skirmishes and raids along the frontier. The city of Saratoga is almost wiped out. The French recognized the importance of fort Louisberg as well. So they send a fleet a ships, 76 ships to be precise. They leave France to retake the fortress of Louisberg. They ran into savage seas on the way. After 3 months at sea, they're not even halfway across the atlantic, and they've already lost 3000 men, mostly to disease. They abort the mission and head back to France. The British Parliament allowed British naval officers to use what is called impressment to fulfill their manpower needs. Impressment is the taking of men involuntarily to serve on the British warships. Admiral Charles Knowles of the H.M.S. Lark came into Boston. He started to use impressment, however, the Boston citizens came out and protested, they took British captains hostage. They surrounded the governers office, so he called the militia. The problem was, the militia in the town was them. Admiral Knowles threatens to take his warships and bombard the city. After a few days of negotiations and gives in. He returns the Bostonians to their homes. Bostonians weren't like other colonies, they shed their blood for them. In 1748, at the Treaty of Aix-la-Chapelle, once again, without informing the colonists, the British return all land taken to the French, and vice-versa. So essentially, nothing was gained from the war.</text:p>
      <text:p text:style-name="Standard">The next war, the French and Indian war/7 years war. This was truly a global war, it was fought all over the world, wherever there were colonies. It was England and Prussia versus France and Austria. England had to pay Prussia to enter the war on their side. It's the middle colonies that will get the brunt of the fighting this time. It's during this time that the Governor of Pennsylvania gave Pennsylvania to a pro-war party. The difference in this war was Britans determination to keep whatever land they conqu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imothy Cayer</meta:initial-creator>
    <meta:creation-date>2017-10-16T09:58:40.34</meta:creation-date>
    <meta:generator>OpenOffice/4.1.3$Win32 OpenOffice.org_project/413m1$Build-9783</meta:generator>
    <meta:document-statistic meta:table-count="0" meta:image-count="0" meta:object-count="0" meta:page-count="1" meta:paragraph-count="2" meta:word-count="536" meta:character-count="3167"/>
    <dc:date>2017-10-16T10:45:10.38</dc:date>
    <dc:creator>Timothy Cayer</dc:creator>
    <meta:editing-duration>PT46M31S</meta:editing-duration>
    <meta:editing-cycles>1</meta:editing-cycles>
  </office:meta>
</office:document-meta>
</file>